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tyle="italic" style:font-style-asian="italic" style:font-name-complex="Lucida Sans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style:font-name-complex="Lucida Sans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row table:style-name="ro1">
          <table:table-cell table:formula="of:=[Datas.N2]" office:value-type="string" office:string-value="Ravencoin(RVN)">
            <text:p>Ravencoin(RVN)</text:p>
          </table:table-cell>
        </table:table-row>
      </table:table>
      <table:table table:name="Datas" table:style-name="ta1" table:print="false">
        <table:table-column table:style-name="co1" table:number-columns-repeated="9" table:default-cell-style-name="ce3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able:cell-range-source table:name="HTML_tables" xlink:type="simple" xlink:href="https://whattomine.com/coins?aq_69xt=0&amp;aq_68xt=0&amp;aq_68=0&amp;aq_67xt=0&amp;aq_66xt=0&amp;aq_vii=0&amp;aq_5700xt=0&amp;aq_5700=0&amp;aq_5600xt=0&amp;aq_vega64=0&amp;aq_vega56=0&amp;aq_39Ti=0&amp;aq_3090=0&amp;aq_38Ti=0&amp;aq_3080=0&amp;aq_38L=0&amp;aq_37Ti=0&amp;aq_3070=0&amp;aq_37L=0&amp;aq_3060Ti=0&amp;aq_36TiL=0&amp;aq_3060=0&amp;aq_36L=0&amp;aq_66=0&amp;aq_55xt8=0&amp;aq_580=0&amp;aq_570=0&amp;aq_480=3&amp;aq_470=0&amp;aq_fury=0&amp;aq_380=0&amp;aq_a5=0&amp;aq_a45=0&amp;aq_a4=0&amp;aq_a2=0&amp;aq_2080Ti=0&amp;aq_2080=0&amp;aq_2070=0&amp;aq_2060=0&amp;aq_166s=0&amp;aq_1660Ti=0&amp;aq_1660=0&amp;aq_1080Ti=0&amp;aq_1080=0&amp;aq_1070Ti=0&amp;aq_1070=1&amp;aq_10606=0&amp;aq_1050Ti=0&amp;eth=true&amp;factor%5Beth_hr%5D=25.0&amp;factor%5Beth_p%5D=135.0&amp;e4g=true&amp;factor%5Be4g_hr%5D=30.3&amp;factor%5Be4g_p%5D=140.0&amp;factor%5Bzh_hr%5D=56.0&amp;factor%5Bzh_p%5D=130.0&amp;factor%5Bcnh_hr%5D=820.0&amp;factor%5Bcnh_p%5D=110.0&amp;factor%5Bcng_hr%5D=1300.0&amp;factor%5Bcng_p%5D=130.0&amp;factor%5Bcnf_hr%5D=1400.0&amp;factor%5Bcnf_p%5D=110.0&amp;factor%5Bcx_hr%5D=0.0&amp;factor%5Bcx_p%5D=0.0&amp;factor%5Beqa_hr%5D=215.0&amp;factor%5Beqa_p%5D=130.0&amp;factor%5Bcc_hr%5D=5.5&amp;factor%5Bcc_p%5D=130.0&amp;factor%5Bcr29_hr%5D=5.7&amp;factor%5Bcr29_p%5D=130.0&amp;factor%5Bct31_hr%5D=0.85&amp;factor%5Bct31_p%5D=130.0&amp;factor%5Bct32_hr%5D=0.24&amp;factor%5Bct32_p%5D=130.0&amp;factor%5Beqb_hr%5D=17.3&amp;factor%5Beqb_p%5D=130.0&amp;factor%5Brmx_hr%5D=560.0&amp;factor%5Brmx_p%5D=120.0&amp;factor%5Bns_hr%5D=1150.0&amp;factor%5Bns_p%5D=130.0&amp;al=true&amp;factor%5Bal_hr%5D=51.0&amp;factor%5Bal_p%5D=130.0&amp;ops=true&amp;factor%5Bops_hr%5D=8.0&amp;factor%5Bops_p%5D=130.0&amp;factor%5Beqz_hr%5D=32.5&amp;factor%5Beqz_p%5D=130.0&amp;zlh=true&amp;factor%5Bzlh_hr%5D=32.0&amp;factor%5Bzlh_p%5D=120.0&amp;kpw=true&amp;factor%5Bkpw_hr%5D=15.0&amp;factor%5Bkpw_p%5D=130.0&amp;ppw=true&amp;factor%5Bppw_hr%5D=14.5&amp;factor%5Bppw_p%5D=130.0&amp;factor%5Bx25x_hr%5D=4.0&amp;factor%5Bx25x_p%5D=130.0&amp;factor%5Bfpw_hr%5D=12.5&amp;factor%5Bfpw_p%5D=130.0&amp;factor%5Bvh_hr%5D=0.46&amp;factor%5Bvh_p%5D=120.0&amp;factor%5Bcost%5D=0.2&amp;factor%5Bcost_currency%5D=USD&amp;sort=Profitability24&amp;volume=0&amp;revenue=24h&amp;factor%5Bexchanges%5D%5B%5D=&amp;factor%5Bexchanges%5D%5B%5D=binance&amp;factor%5Bexchanges%5D%5B%5D=bitfinex&amp;factor%5Bexchanges%5D%5B%5D=bitforex&amp;factor%5Bexchanges%5D%5B%5D=bittrex&amp;factor%5Bexchanges%5D%5B%5D=coinex&amp;factor%5Bexchanges%5D%5B%5D=dove&amp;factor%5Bexchanges%5D%5B%5D=exmo&amp;factor%5Bexchanges%5D%5B%5D=gate&amp;factor%5Bexchanges%5D%5B%5D=graviex&amp;factor%5Bexchanges%5D%5B%5D=hitbtc&amp;factor%5Bexchanges%5D%5B%5D=hotbit&amp;factor%5Bexchanges%5D%5B%5D=ogre&amp;factor%5Bexchanges%5D%5B%5D=poloniex&amp;factor%5Bexchanges%5D%5B%5D=stex&amp;dataset=&amp;commit=Calculate" table:filter-name="calc_HTML_WebQuery" table:filter-options="0 0" table:last-column-spanned="9" table:last-row-spanned="71" table:refresh-delay="PT00H01M00S"/>
            <text:p>Name(Tag)</text:p>
          </table:table-cell>
          <table:table-cell table:style-name="ce1" office:value-type="string">
            <text:p>Block Time</text:p>
          </table:table-cell>
          <table:table-cell table:style-name="ce1" office:value-type="string">
            <text:p>Difficulty</text:p>
          </table:table-cell>
          <table:table-cell table:style-name="ce1" office:value-type="string">
            <text:p>Est. Rewards</text:p>
          </table:table-cell>
          <table:table-cell table:style-name="ce6" office:value-type="string">
            <text:p>Exchange Rate</text:p>
          </table:table-cell>
          <table:table-cell table:style-name="ce1" office:value-type="string">
            <text:p>Market Cap</text:p>
          </table:table-cell>
          <table:table-cell table:style-name="ce1" office:value-type="string">
            <text:p>Rev. BTC</text:p>
          </table:table-cell>
          <table:table-cell table:style-name="ce1" office:value-type="string">
            <text:p>Rev. $</text:p>
          </table:table-cell>
          <table:table-cell table:style-name="ce1" office:value-type="string">
            <text:p>Profitability</text:p>
          </table:table-cell>
          <table:table-cell table:style-name="Default"/>
          <table:table-cell/>
          <table:table-cell table:style-name="ce8" office:value-type="string">
            <text:p>MAX PROFIT</text:p>
          </table:table-cell>
          <table:table-cell table:style-name="ce8" office:value-type="string">
            <text:p>CRYPTO</text:p>
          </table:table-cell>
          <table:table-cell table:style-name="ce10" office:value-type="string">
            <text:p>NOM CRYPTO</text:p>
          </table:table-cell>
        </table:table-row>
        <table:table-row table:style-name="ro1">
          <table:table-cell table:style-name="ce1" office:value-type="string">
            <text:p>Algorithm</text:p>
          </table:table-cell>
          <table:table-cell table:style-name="ce1" office:value-type="string">
            <text:p>Block Reward</text:p>
          </table:table-cell>
          <table:table-cell table:style-name="ce1" office:value-type="string">
            <text:p>NetHash</text:p>
          </table:table-cell>
          <table:table-cell table:style-name="ce1" office:value-type="string">
            <text:p>Est. Rewards 24h</text:p>
          </table:table-cell>
          <table:table-cell table:style-name="Default"/>
          <table:table-cell table:style-name="ce1" office:value-type="string">
            <text:p>Volume</text:p>
          </table:table-cell>
          <table:table-cell table:style-name="ce1" office:value-type="string">
            <text:p>Rev. 24h</text:p>
          </table:table-cell>
          <table:table-cell table:style-name="ce1" office:value-type="string">
            <text:p>Profit</text:p>
          </table:table-cell>
          <table:table-cell table:style-name="ce1" office:value-type="string">
            <text:p>Current | 24h</text:p>
          </table:table-cell>
          <table:table-cell table:style-name="Default"/>
          <table:table-cell/>
          <table:table-cell table:formula="of:=MAX([.J$1:.J$1048576])" office:value-type="float" office:value="0.22">
            <text:p>0,22</text:p>
          </table:table-cell>
          <table:table-cell table:style-name="ce9" table:formula="of:=MATCH([.L2];[.J$1:.J$1048576];1)-1" office:value-type="float" office:value="4">
            <text:p>4</text:p>
          </table:table-cell>
          <table:table-cell table:style-name="ce9" table:formula="of:=INDEX([.A1:.I479];[.M2];1)" office:value-type="string" office:string-value="Ravencoin(RVN)">
            <text:p>Ravencoin(RVN)</text:p>
          </table:table-cell>
        </table:table-row>
        <table:table-row table:style-name="ro1">
          <table:table-cell table:style-name="ce2" office:value-type="string">
            <text:p/>
          </table:table-cell>
          <table:table-cell table:style-name="ce1" office:value-type="string">
            <text:p>Last Block</text:p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Default"/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2" office:value-type="string">
            <text:p/>
          </table:table-cell>
          <table:table-cell table:style-name="ce1" office:value-type="string">
            <text:p>3 days | 7 day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234-rvn-kawpow?cost=0.2&amp;cost_currency=USD&amp;hr=15.0&amp;p=130.0">Ravencoin(RVN)</text:a></text:p>
          </table:table-cell>
          <table:table-cell office:value-type="string">
            <text:p>BT: 1m 1s</text:p>
          </table:table-cell>
          <table:table-cell table:style-name="ce5" office:value-type="string">
            <text:p>32,823.595 2.31 Th/s</text:p>
          </table:table-cell>
          <table:table-cell office:value-type="string">
            <text:p>22.9824</text:p>
          </table:table-cell>
          <table:table-cell/>
          <table:table-cell office:value-type="string">
            <text:p>$411,622,584</text:p>
          </table:table-cell>
          <table:table-cell office:value-type="string">
            <text:p>0.000037</text:p>
          </table:table-cell>
          <table:table-cell office:value-type="string">
            <text:p>$0.84</text:p>
          </table:table-cell>
          <table:table-cell table:style-name="ce5" office:value-type="string">
            <text:p>129% | 119%</text:p>
          </table:table-cell>
          <table:table-cell table:number-columns-repeated="5"/>
        </table:table-row>
        <table:table-row table:style-name="ro1">
          <table:table-cell office:value-type="string">
            <text:p>KawPow</text:p>
          </table:table-cell>
          <table:table-cell office:value-type="string">
            <text:p>BR: 2,500.00</text:p>
          </table:table-cell>
          <table:table-cell office:value-type="string">
            <text:p>-7.0%</text:p>
          </table:table-cell>
          <table:table-cell office:value-type="string">
            <text:p>21.3742</text:p>
          </table:table-cell>
          <table:table-cell office:value-type="string">
            <text:p><text:a xlink:href="https://www.binance.com/en/trade/RVN_BTC">0.00000160(Binance)</text:a> 2.3% </text:p>
          </table:table-cell>
          <table:table-cell table:style-name="ce5" office:value-type="string">
            <text:p>64.88 BTC</text:p>
          </table:table-cell>
          <table:table-cell office:value-type="string">
            <text:p>0.000034</text:p>
          </table:table-cell>
          <table:table-cell table:style-name="ce5" office:value-type="string">
            <text:p>$0.22</text:p>
          </table:table-cell>
          <table:table-cell office:value-type="string">
            <text:p>115% | 113%</text:p>
          </table:table-cell>
          <table:table-cell table:formula="of:=VALUE(SUBSTITUTE(SUBSTITUTE([.H5];&quot;$&quot;;&quot;&quot;);&quot;.&quot;;&quot;,&quot;))" office:value-type="float" office:value="0.22">
            <text:p>0,22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2,403,1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51-neox-kawpow?cost=0.2&amp;cost_currency=USD&amp;hr=15.0&amp;p=130.0">Neoxa(NEOX)</text:a></text:p>
          </table:table-cell>
          <table:table-cell office:value-type="string">
            <text:p>BT: 1m</text:p>
          </table:table-cell>
          <table:table-cell table:style-name="ce5" office:value-type="string">
            <text:p>1,643.087 117.62 Gh/s</text:p>
          </table:table-cell>
          <table:table-cell office:value-type="string">
            <text:p>780.4018</text:p>
          </table:table-cell>
          <table:table-cell/>
          <table:table-cell office:value-type="string">
            <text:p>$571,647</text:p>
          </table:table-cell>
          <table:table-cell office:value-type="string">
            <text:p>0.000030</text:p>
          </table:table-cell>
          <table:table-cell office:value-type="string">
            <text:p>$0.77</text:p>
          </table:table-cell>
          <table:table-cell office:value-type="string">
            <text:p>105% | 109%</text:p>
          </table:table-cell>
          <table:table-cell table:number-columns-repeated="5"/>
        </table:table-row>
        <table:table-row table:style-name="ro1">
          <table:table-cell office:value-type="string">
            <text:p>KawPow</text:p>
          </table:table-cell>
          <table:table-cell office:value-type="string">
            <text:p>BR: 4,250.00</text:p>
          </table:table-cell>
          <table:table-cell office:value-type="string">
            <text:p>4.8%</text:p>
          </table:table-cell>
          <table:table-cell office:value-type="string">
            <text:p>817.9119</text:p>
          </table:table-cell>
          <table:table-cell office:value-type="string">
            <text:p><text:a xlink:href="https://tradeogre.com/exchange/LTC-NEOX">0.00001502(TradeOgre) (L)</text:a> -5.5% </text:p>
          </table:table-cell>
          <table:table-cell table:style-name="ce5" office:value-type="string">
            <text:p>121.31 LTC</text:p>
          </table:table-cell>
          <table:table-cell office:value-type="string">
            <text:p>0.000031</text:p>
          </table:table-cell>
          <table:table-cell table:style-name="ce5" office:value-type="string">
            <text:p>$0.15</text:p>
          </table:table-cell>
          <table:table-cell office:value-type="string">
            <text:p>109% | 110%</text:p>
          </table:table-cell>
          <table:table-cell table:formula="of:=VALUE(SUBSTITUTE(SUBSTITUTE([.H8];&quot;$&quot;;&quot;&quot;);&quot;.&quot;;&quot;,&quot;))" office:value-type="float" office:value="0.15">
            <text:p>0,15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21,5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Nicehash-KawPow</text:p>
          </table:table-cell>
          <table:table-cell office:value-type="string">
            <text:p>BT: -</text:p>
          </table:table-cell>
          <table:table-cell table:style-name="ce5" office:value-type="string">
            <text:p>- 855.50 Gh/s</text:p>
          </table:table-cell>
          <table:table-cell office:value-type="string">
            <text:p>0.000033</text:p>
          </table:table-cell>
          <table:table-cell/>
          <table:table-cell office:value-type="float" office:value="-0">
            <text:p>-0</text:p>
          </table:table-cell>
          <table:table-cell office:value-type="string">
            <text:p>0.000033</text:p>
          </table:table-cell>
          <table:table-cell office:value-type="string">
            <text:p>$0.76</text:p>
          </table:table-cell>
          <table:table-cell table:style-name="ce5" office:value-type="string">
            <text:p>116% | 108%</text:p>
          </table:table-cell>
          <table:table-cell table:number-columns-repeated="5"/>
        </table:table-row>
        <table:table-row table:style-name="ro1">
          <table:table-cell office:value-type="string">
            <text:p>KawPow</text:p>
          </table:table-cell>
          <table:table-cell office:value-type="string">
            <text:p>BR: -</text:p>
          </table:table-cell>
          <table:table-cell office:value-type="string">
            <text:p>27.0%</text:p>
          </table:table-cell>
          <table:table-cell office:value-type="string">
            <text:p>0.000031</text:p>
          </table:table-cell>
          <table:table-cell office:value-type="string">
            <text:p><text:a xlink:href="https://www.nicehash.com/my/marketplace/KAWPOW?refby=766b99fa-83da-40fc-9531-0a73b60d41a5">0.00230018(Nicehash)</text:a> 6.5% </text:p>
          </table:table-cell>
          <table:table-cell table:style-name="ce5" office:value-type="string">
            <text:p>1.45 BTC</text:p>
          </table:table-cell>
          <table:table-cell office:value-type="string">
            <text:p>0.000031</text:p>
          </table:table-cell>
          <table:table-cell table:style-name="ce5" office:value-type="string">
            <text:p>$0.14</text:p>
          </table:table-cell>
          <table:table-cell office:value-type="string">
            <text:p>107% | 107%</text:p>
          </table:table-cell>
          <table:table-cell table:formula="of:=VALUE(SUBSTITUTE(SUBSTITUTE([.H11];&quot;$&quot;;&quot;&quot;);&quot;.&quot;;&quot;,&quot;))" office:value-type="float" office:value="0.14">
            <text:p>0,14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Nicehash-ZelHash</text:p>
          </table:table-cell>
          <table:table-cell office:value-type="string">
            <text:p>BT: -</text:p>
          </table:table-cell>
          <table:table-cell table:style-name="ce5" office:value-type="string">
            <text:p>- 172.43 kh/s</text:p>
          </table:table-cell>
          <table:table-cell office:value-type="string">
            <text:p>0.000030</text:p>
          </table:table-cell>
          <table:table-cell/>
          <table:table-cell office:value-type="float" office:value="-0">
            <text:p>-0</text:p>
          </table:table-cell>
          <table:table-cell office:value-type="string">
            <text:p>0.000030</text:p>
          </table:table-cell>
          <table:table-cell office:value-type="string">
            <text:p>$0.75</text:p>
          </table:table-cell>
          <table:table-cell office:value-type="string">
            <text:p>106% | 106%</text:p>
          </table:table-cell>
          <table:table-cell table:number-columns-repeated="5"/>
        </table:table-row>
        <table:table-row table:style-name="ro1">
          <table:table-cell office:value-type="string">
            <text:p>ZelHash</text:p>
          </table:table-cell>
          <table:table-cell office:value-type="string">
            <text:p>BR: -</text:p>
          </table:table-cell>
          <table:table-cell office:value-type="string">
            <text:p>-18.0%</text:p>
          </table:table-cell>
          <table:table-cell office:value-type="string">
            <text:p>0.000030</text:p>
          </table:table-cell>
          <table:table-cell office:value-type="string">
            <text:p><text:a xlink:href="https://www.nicehash.com/my/marketplace/ZELHASH?refby=766b99fa-83da-40fc-9531-0a73b60d41a5">985.40388175(Nicehash)</text:a> -0.6% </text:p>
          </table:table-cell>
          <table:table-cell table:style-name="ce5" office:value-type="string">
            <text:p>0.21 BTC</text:p>
          </table:table-cell>
          <table:table-cell office:value-type="string">
            <text:p>0.000030</text:p>
          </table:table-cell>
          <table:table-cell table:style-name="ce5" office:value-type="string">
            <text:p>$0.17</text:p>
          </table:table-cell>
          <table:table-cell table:style-name="ce5" office:value-type="string">
            <text:p>107% | 105%</text:p>
          </table:table-cell>
          <table:table-cell table:formula="of:=VALUE(SUBSTITUTE(SUBSTITUTE([.H14];&quot;$&quot;;&quot;&quot;);&quot;.&quot;;&quot;,&quot;))" office:value-type="float" office:value="0.17">
            <text:p>0,17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287-flux-zelhash?cost=0.2&amp;cost_currency=USD&amp;hr=32.0&amp;p=120.0">Flux(FLUX)</text:a></text:p>
          </table:table-cell>
          <table:table-cell office:value-type="string">
            <text:p>BT: 1m 59s</text:p>
          </table:table-cell>
          <table:table-cell table:style-name="ce5" office:value-type="string">
            <text:p>18,432.856 1.27 Mh/s</text:p>
          </table:table-cell>
          <table:table-cell office:value-type="string">
            <text:p>0.9544</text:p>
          </table:table-cell>
          <table:table-cell/>
          <table:table-cell office:value-type="string">
            <text:p>$191,584,729</text:p>
          </table:table-cell>
          <table:table-cell office:value-type="string">
            <text:p>0.000029</text:p>
          </table:table-cell>
          <table:table-cell office:value-type="string">
            <text:p>$0.74</text:p>
          </table:table-cell>
          <table:table-cell office:value-type="string">
            <text:p>102% | 105%</text:p>
          </table:table-cell>
          <table:table-cell table:number-columns-repeated="5"/>
        </table:table-row>
        <table:table-row table:style-name="ro1">
          <table:table-cell office:value-type="string">
            <text:p>ZelHash</text:p>
          </table:table-cell>
          <table:table-cell office:value-type="string">
            <text:p>BR: 37.50</text:p>
          </table:table-cell>
          <table:table-cell office:value-type="string">
            <text:p>3.7%</text:p>
          </table:table-cell>
          <table:table-cell office:value-type="string">
            <text:p>0.9894</text:p>
          </table:table-cell>
          <table:table-cell office:value-type="string">
            <text:p><text:a xlink:href="https://www.gate.io/trade/FLUX_USDT">0.00003037(Gate.io)</text:a> -1.9% </text:p>
          </table:table-cell>
          <table:table-cell table:style-name="ce5" office:value-type="string">
            <text:p>223.17 BTC</text:p>
          </table:table-cell>
          <table:table-cell office:value-type="string">
            <text:p>0.000030</text:p>
          </table:table-cell>
          <table:table-cell table:style-name="ce5" office:value-type="string">
            <text:p>$0.16</text:p>
          </table:table-cell>
          <table:table-cell office:value-type="string">
            <text:p>107% | 111%</text:p>
          </table:table-cell>
          <table:table-cell table:formula="of:=VALUE(SUBSTITUTE(SUBSTITUTE([.H17];&quot;$&quot;;&quot;&quot;);&quot;.&quot;;&quot;,&quot;))" office:value-type="float" office:value="0.16">
            <text:p>0,16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,184,2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151-eth-ethash?cost=0.2&amp;cost_currency=USD&amp;hr=25.0&amp;p=135.0">Ethereum(ETH)</text:a></text:p>
          </table:table-cell>
          <table:table-cell office:value-type="string">
            <text:p>BT: 13.55s</text:p>
          </table:table-cell>
          <table:table-cell table:style-name="ce5" office:value-type="string">
            <text:p>12,039,252G 888.35 Th/s</text:p>
          </table:table-cell>
          <table:table-cell office:value-type="string">
            <text:p>0.0004</text:p>
          </table:table-cell>
          <table:table-cell/>
          <table:table-cell office:value-type="string">
            <text:p>$231,865,921,031</text:p>
          </table:table-cell>
          <table:table-cell office:value-type="string">
            <text:p>0.000028</text:p>
          </table:table-cell>
          <table:table-cell office:value-type="string">
            <text:p>$0.71</text:p>
          </table:table-cell>
          <table:table-cell table:style-name="ce5" office:value-type="string">
            <text:p>100% | 100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2.05</text:p>
          </table:table-cell>
          <table:table-cell office:value-type="string">
            <text:p>0.0%</text:p>
          </table:table-cell>
          <table:table-cell office:value-type="string">
            <text:p>0.0004</text:p>
          </table:table-cell>
          <table:table-cell office:value-type="string">
            <text:p><text:a xlink:href="https://www.binance.com/en/trade/ETH_BTC">0.07742300(Binance)</text:a> 0.5% </text:p>
          </table:table-cell>
          <table:table-cell table:style-name="ce5" office:value-type="string">
            <text:p>10,244.08 BTC</text:p>
          </table:table-cell>
          <table:table-cell office:value-type="string">
            <text:p>0.000029</text:p>
          </table:table-cell>
          <table:table-cell table:style-name="ce5" office:value-type="string">
            <text:p>$0.06</text:p>
          </table:table-cell>
          <table:table-cell office:value-type="string">
            <text:p>100% | 100%</text:p>
          </table:table-cell>
          <table:table-cell table:formula="of:=VALUE(SUBSTITUTE(SUBSTITUTE([.H20];&quot;$&quot;;&quot;&quot;);&quot;.&quot;;&quot;,&quot;))"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5,321,0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162-etc-etchash?cost=0.2&amp;cost_currency=USD&amp;hr=30.3&amp;p=140.0">EthereumClassic(ETC)</text:a></text:p>
          </table:table-cell>
          <table:table-cell office:value-type="string">
            <text:p>BT: 12.99s</text:p>
          </table:table-cell>
          <table:table-cell table:style-name="ce5" office:value-type="string">
            <text:p>404,434,163M 31.13 Th/s</text:p>
          </table:table-cell>
          <table:table-cell office:value-type="string">
            <text:p>0.0161</text:p>
          </table:table-cell>
          <table:table-cell/>
          <table:table-cell office:value-type="string">
            <text:p>$5,825,236,601</text:p>
          </table:table-cell>
          <table:table-cell office:value-type="string">
            <text:p>0.000028</text:p>
          </table:table-cell>
          <table:table-cell office:value-type="string">
            <text:p>$0.70</text:p>
          </table:table-cell>
          <table:table-cell office:value-type="string">
            <text:p>98% | 99%</text:p>
          </table:table-cell>
          <table:table-cell table:number-columns-repeated="5"/>
        </table:table-row>
        <table:table-row table:style-name="ro1">
          <table:table-cell office:value-type="string">
            <text:p>Etchash</text:p>
          </table:table-cell>
          <table:table-cell office:value-type="string">
            <text:p>BR: 2.48</text:p>
          </table:table-cell>
          <table:table-cell office:value-type="string">
            <text:p>2.1%</text:p>
          </table:table-cell>
          <table:table-cell office:value-type="string">
            <text:p>0.0164</text:p>
          </table:table-cell>
          <table:table-cell office:value-type="string">
            <text:p><text:a xlink:href="https://www.binance.com/en/trade/ETC_BTC">0.00174000(Binance)</text:a> 8.7% </text:p>
          </table:table-cell>
          <table:table-cell table:style-name="ce5" office:value-type="string">
            <text:p>661.04 BTC</text:p>
          </table:table-cell>
          <table:table-cell office:value-type="string">
            <text:p>0.000029</text:p>
          </table:table-cell>
          <table:table-cell table:style-name="ce5" office:value-type="string">
            <text:p>$0.03</text:p>
          </table:table-cell>
          <table:table-cell office:value-type="string">
            <text:p>99% | 100%</text:p>
          </table:table-cell>
          <table:table-cell table:formula="of:=VALUE(SUBSTITUTE(SUBSTITUTE([.H23];&quot;$&quot;;&quot;&quot;);&quot;.&quot;;&quot;,&quot;))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5,715,3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style-name="ce4"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>
            <text:p>Nicehash-Ethash</text:p>
          </table:table-cell>
          <table:table-cell office:value-type="string">
            <text:p>BT: -</text:p>
          </table:table-cell>
          <table:table-cell table:style-name="ce5" office:value-type="string">
            <text:p>- 42.30 Th/s</text:p>
          </table:table-cell>
          <table:table-cell office:value-type="string">
            <text:p>0.000027</text:p>
          </table:table-cell>
          <table:table-cell/>
          <table:table-cell office:value-type="float" office:value="-0">
            <text:p>-0</text:p>
          </table:table-cell>
          <table:table-cell office:value-type="string">
            <text:p>0.000027</text:p>
          </table:table-cell>
          <table:table-cell office:value-type="string">
            <text:p>$0.69</text:p>
          </table:table-cell>
          <table:table-cell office:value-type="string">
            <text:p>96% | 98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-</text:p>
          </table:table-cell>
          <table:table-cell office:value-type="string">
            <text:p>-1.0%</text:p>
          </table:table-cell>
          <table:table-cell office:value-type="string">
            <text:p>0.000028</text:p>
          </table:table-cell>
          <table:table-cell office:value-type="string">
            <text:p><text:a xlink:href="https://www.nicehash.com/my/marketplace/DAGGERHASHIMOTO?refby=766b99fa-83da-40fc-9531-0a73b60d41a5">1.14062275(Nicehash)</text:a> -2.9% </text:p>
          </table:table-cell>
          <table:table-cell table:style-name="ce5" office:value-type="string">
            <text:p>49.84 BTC</text:p>
          </table:table-cell>
          <table:table-cell office:value-type="string">
            <text:p>0.000028</text:p>
          </table:table-cell>
          <table:table-cell table:style-name="ce5" office:value-type="string">
            <text:p>$0.04</text:p>
          </table:table-cell>
          <table:table-cell office:value-type="string">
            <text:p>95% | 94%</text:p>
          </table:table-cell>
          <table:table-cell table:formula="of:=VALUE(SUBSTITUTE(SUBSTITUTE([.H27];&quot;$&quot;;&quot;&quot;);&quot;.&quot;;&quot;,&quot;))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28-sero-progpow?cost=0.2&amp;cost_currency=USD&amp;hr=14.5&amp;p=130.0">Sero(SERO)</text:a></text:p>
          </table:table-cell>
          <table:table-cell office:value-type="string">
            <text:p>BT: 13.35s</text:p>
          </table:table-cell>
          <table:table-cell table:style-name="ce5" office:value-type="string">
            <text:p>449,469M 33.67 Gh/s</text:p>
          </table:table-cell>
          <table:table-cell office:value-type="string">
            <text:p>6.7423</text:p>
          </table:table-cell>
          <table:table-cell/>
          <table:table-cell office:value-type="string">
            <text:p>$39,622,717</text:p>
          </table:table-cell>
          <table:table-cell office:value-type="string">
            <text:p>0.000030</text:p>
          </table:table-cell>
          <table:table-cell office:value-type="string">
            <text:p>$0.69</text:p>
          </table:table-cell>
          <table:table-cell table:style-name="ce5" office:value-type="string">
            <text:p>105% | 97%</text:p>
          </table:table-cell>
          <table:table-cell table:number-columns-repeated="5"/>
        </table:table-row>
        <table:table-row table:style-name="ro1">
          <table:table-cell office:value-type="string">
            <text:p>ProgPow</text:p>
          </table:table-cell>
          <table:table-cell office:value-type="string">
            <text:p>BR: 4.40</text:p>
          </table:table-cell>
          <table:table-cell office:value-type="string">
            <text:p>-6.7%</text:p>
          </table:table-cell>
          <table:table-cell office:value-type="string">
            <text:p>6.2935</text:p>
          </table:table-cell>
          <table:table-cell office:value-type="string">
            <text:p><text:a xlink:href="https://www.gate.io/trade/SERO_USDT">0.00000443(Gate.io)</text:a> -1.7% </text:p>
          </table:table-cell>
          <table:table-cell table:style-name="ce5" office:value-type="string">
            <text:p>11.29 BTC</text:p>
          </table:table-cell>
          <table:table-cell office:value-type="string">
            <text:p>0.000028</text:p>
          </table:table-cell>
          <table:table-cell table:style-name="ce5" office:value-type="string">
            <text:p>$0.06</text:p>
          </table:table-cell>
          <table:table-cell office:value-type="string">
            <text:p>94% | 93%</text:p>
          </table:table-cell>
          <table:table-cell table:formula="of:=VALUE(SUBSTITUTE(SUBSTITUTE([.H30];&quot;$&quot;;&quot;&quot;);&quot;.&quot;;&quot;,&quot;))" office:value-type="float" office:value="0.06">
            <text:p>0,06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8,367,7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30-zano-progpowz?cost=0.2&amp;cost_currency=USD&amp;hr=14.5&amp;p=130.0">Zano(ZANO)</text:a></text:p>
          </table:table-cell>
          <table:table-cell office:value-type="string">
            <text:p>BT: 2m</text:p>
          </table:table-cell>
          <table:table-cell table:style-name="ce5" office:value-type="string">
            <text:p>759,289M 6.33 Gh/s</text:p>
          </table:table-cell>
          <table:table-cell office:value-type="string">
            <text:p>1.4816</text:p>
          </table:table-cell>
          <table:table-cell/>
          <table:table-cell office:value-type="string">
            <text:p>$6,066,331</text:p>
          </table:table-cell>
          <table:table-cell office:value-type="string">
            <text:p>0.000027</text:p>
          </table:table-cell>
          <table:table-cell office:value-type="string">
            <text:p>$0.65</text:p>
          </table:table-cell>
          <table:table-cell office:value-type="string">
            <text:p>96% | 93%</text:p>
          </table:table-cell>
          <table:table-cell table:number-columns-repeated="5"/>
        </table:table-row>
        <table:table-row table:style-name="ro1">
          <table:table-cell office:value-type="string">
            <text:p>ProgPowZ</text:p>
          </table:table-cell>
          <table:table-cell office:value-type="string">
            <text:p>BR: 1.00</text:p>
          </table:table-cell>
          <table:table-cell office:value-type="string">
            <text:p>-3.0%</text:p>
          </table:table-cell>
          <table:table-cell office:value-type="string">
            <text:p>1.4369</text:p>
          </table:table-cell>
          <table:table-cell office:value-type="string">
            <text:p><text:a xlink:href="https://app.stex.com/en/trading/pair/BTC/ZANO/1D">0.00001854(Stex)</text:a> -3.1% </text:p>
          </table:table-cell>
          <table:table-cell table:style-name="ce5" office:value-type="string">
            <text:p>2.44 BTC</text:p>
          </table:table-cell>
          <table:table-cell office:value-type="string">
            <text:p>0.000027</text:p>
          </table:table-cell>
          <table:table-cell table:style-name="ce5" office:value-type="string">
            <text:p>$0.03</text:p>
          </table:table-cell>
          <table:table-cell office:value-type="string">
            <text:p>101% | 108%</text:p>
          </table:table-cell>
          <table:table-cell table:formula="of:=VALUE(SUBSTITUTE(SUBSTITUTE([.H33];&quot;$&quot;;&quot;&quot;);&quot;.&quot;;&quot;,&quot;))" office:value-type="float" office:value="0.03">
            <text:p>0,03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,708,4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40-erg-autolykos?cost=0.2&amp;cost_currency=USD&amp;hr=51.0&amp;p=130.0">Ergo(ERG)</text:a></text:p>
          </table:table-cell>
          <table:table-cell office:value-type="string">
            <text:p>BT: 2m 6s</text:p>
          </table:table-cell>
          <table:table-cell table:style-name="ce5" office:value-type="string">
            <text:p>1,089,393G 8.65 Th/s</text:p>
          </table:table-cell>
          <table:table-cell office:value-type="string">
            <text:p>0.1865</text:p>
          </table:table-cell>
          <table:table-cell/>
          <table:table-cell office:value-type="string">
            <text:p>$84,029,422</text:p>
          </table:table-cell>
          <table:table-cell office:value-type="string">
            <text:p>0.000020</text:p>
          </table:table-cell>
          <table:table-cell office:value-type="string">
            <text:p>$0.49</text:p>
          </table:table-cell>
          <table:table-cell table:style-name="ce5" office:value-type="string">
            <text:p>70% | 69%</text:p>
          </table:table-cell>
          <table:table-cell table:number-columns-repeated="5"/>
        </table:table-row>
        <table:table-row table:style-name="ro1">
          <table:table-cell office:value-type="string">
            <text:p>Autolykos</text:p>
          </table:table-cell>
          <table:table-cell office:value-type="string">
            <text:p>BR: 48.03</text:p>
          </table:table-cell>
          <table:table-cell office:value-type="string">
            <text:p>-0.6%</text:p>
          </table:table-cell>
          <table:table-cell office:value-type="string">
            <text:p>0.1855</text:p>
          </table:table-cell>
          <table:table-cell office:value-type="string">
            <text:p><text:a xlink:href="https://www.gate.io/trade/ERG_USDT">0.00010686(Gate.io)</text:a> 12.9% </text:p>
          </table:table-cell>
          <table:table-cell table:style-name="ce5" office:value-type="string">
            <text:p>50.52 BTC</text:p>
          </table:table-cell>
          <table:table-cell office:value-type="string">
            <text:p>0.000020</text:p>
          </table:table-cell>
          <table:table-cell table:style-name="ce5" office:value-type="string">
            <text:p>-$0.14</text:p>
          </table:table-cell>
          <table:table-cell office:value-type="string">
            <text:p>68% | 68%</text:p>
          </table:table-cell>
          <table:table-cell table:formula="of:=VALUE(SUBSTITUTE(SUBSTITUTE([.H36];&quot;$&quot;;&quot;&quot;);&quot;.&quot;;&quot;,&quot;))" office:value-type="float" office:value="-0.14">
            <text:p>-0,14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813,44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18-qkc-ethash?cost=0.2&amp;cost_currency=USD&amp;hr=30.3&amp;p=140.0">QuarkChain(QKC)</text:a></text:p>
          </table:table-cell>
          <table:table-cell office:value-type="string">
            <text:p>BT: 9.87s</text:p>
          </table:table-cell>
          <table:table-cell table:style-name="ce5" office:value-type="string">
            <text:p>73,159M 14.82 Gh/s</text:p>
          </table:table-cell>
          <table:table-cell office:value-type="string">
            <text:p>33.6143</text:p>
          </table:table-cell>
          <table:table-cell/>
          <table:table-cell office:value-type="string">
            <text:p>$75,458,983</text:p>
          </table:table-cell>
          <table:table-cell office:value-type="string">
            <text:p>0.000016</text:p>
          </table:table-cell>
          <table:table-cell office:value-type="string">
            <text:p>$0.40</text:p>
          </table:table-cell>
          <table:table-cell office:value-type="string">
            <text:p>57% | 57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2.21</text:p>
          </table:table-cell>
          <table:table-cell office:value-type="string">
            <text:p>2.1%</text:p>
          </table:table-cell>
          <table:table-cell office:value-type="string">
            <text:p>34.3301</text:p>
          </table:table-cell>
          <table:table-cell office:value-type="string">
            <text:p><text:a xlink:href="https://www.binance.com/en/trade/QKC_BTC">0.00000048(Binance)</text:a> -1.2% </text:p>
          </table:table-cell>
          <table:table-cell table:style-name="ce5" office:value-type="string">
            <text:p>5.06 BTC</text:p>
          </table:table-cell>
          <table:table-cell office:value-type="string">
            <text:p>0.000016</text:p>
          </table:table-cell>
          <table:table-cell table:style-name="ce5" office:value-type="string">
            <text:p>-$0.27</text:p>
          </table:table-cell>
          <table:table-cell office:value-type="string">
            <text:p>56% | 54%</text:p>
          </table:table-cell>
          <table:table-cell table:formula="of:=VALUE(SUBSTITUTE(SUBSTITUTE([.H39];&quot;$&quot;;&quot;&quot;);&quot;.&quot;;&quot;,&quot;))" office:value-type="float" office:value="-0.27">
            <text:p>-0,27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0,550,4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Nicehash-Autolykos</text:p>
          </table:table-cell>
          <table:table-cell office:value-type="string">
            <text:p>BT: -</text:p>
          </table:table-cell>
          <table:table-cell table:style-name="ce5" office:value-type="string">
            <text:p>- 918.43 Gh/s</text:p>
          </table:table-cell>
          <table:table-cell office:value-type="string">
            <text:p>0.000017</text:p>
          </table:table-cell>
          <table:table-cell/>
          <table:table-cell office:value-type="float" office:value="-0">
            <text:p>-0</text:p>
          </table:table-cell>
          <table:table-cell office:value-type="string">
            <text:p>0.000017</text:p>
          </table:table-cell>
          <table:table-cell office:value-type="string">
            <text:p>$0.39</text:p>
          </table:table-cell>
          <table:table-cell table:style-name="ce5" office:value-type="string">
            <text:p>61% | 56%</text:p>
          </table:table-cell>
          <table:table-cell table:number-columns-repeated="5"/>
        </table:table-row>
        <table:table-row table:style-name="ro1">
          <table:table-cell office:value-type="string">
            <text:p>Autolykos</text:p>
          </table:table-cell>
          <table:table-cell office:value-type="string">
            <text:p>BR: -</text:p>
          </table:table-cell>
          <table:table-cell office:value-type="string">
            <text:p>8.0%</text:p>
          </table:table-cell>
          <table:table-cell office:value-type="string">
            <text:p>0.000016</text:p>
          </table:table-cell>
          <table:table-cell office:value-type="string">
            <text:p><text:a xlink:href="https://www.nicehash.com/my/marketplace/AUTOLYKOS?refby=766b99fa-83da-40fc-9531-0a73b60d41a5">0.00035341(Nicehash)</text:a> 7.6% </text:p>
          </table:table-cell>
          <table:table-cell table:style-name="ce5" office:value-type="string">
            <text:p>0.28 BTC</text:p>
          </table:table-cell>
          <table:table-cell office:value-type="string">
            <text:p>0.000016</text:p>
          </table:table-cell>
          <table:table-cell table:style-name="ce5" office:value-type="string">
            <text:p>-$0.23</text:p>
          </table:table-cell>
          <table:table-cell office:value-type="string">
            <text:p>55% | 54%</text:p>
          </table:table-cell>
          <table:table-cell table:formula="of:=VALUE(SUBSTITUTE(SUBSTITUTE([.H42];&quot;$&quot;;&quot;&quot;);&quot;.&quot;;&quot;,&quot;))" office:value-type="float" office:value="-0.23">
            <text:p>-0,23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173-ubq-ubqhash?cost=0.2&amp;cost_currency=USD&amp;hr=30.3&amp;p=140.0">Ubiq(UBQ)</text:a></text:p>
          </table:table-cell>
          <table:table-cell office:value-type="string">
            <text:p>BT: 22s</text:p>
          </table:table-cell>
          <table:table-cell table:style-name="ce5" office:value-type="string">
            <text:p>390,518M 17.75 Gh/s</text:p>
          </table:table-cell>
          <table:table-cell office:value-type="string">
            <text:p>10.0384</text:p>
          </table:table-cell>
          <table:table-cell/>
          <table:table-cell office:value-type="string">
            <text:p>$1,664,161</text:p>
          </table:table-cell>
          <table:table-cell office:value-type="string">
            <text:p>0.000016</text:p>
          </table:table-cell>
          <table:table-cell office:value-type="string">
            <text:p>$0.39</text:p>
          </table:table-cell>
          <table:table-cell table:style-name="ce5" office:value-type="string">
            <text:p>56% | 55%</text:p>
          </table:table-cell>
          <table:table-cell table:number-columns-repeated="5"/>
        </table:table-row>
        <table:table-row table:style-name="ro1">
          <table:table-cell office:value-type="string">
            <text:p>Ubqhash</text:p>
          </table:table-cell>
          <table:table-cell office:value-type="string">
            <text:p>BR: 1.50</text:p>
          </table:table-cell>
          <table:table-cell office:value-type="string">
            <text:p>-0.4%</text:p>
          </table:table-cell>
          <table:table-cell office:value-type="string">
            <text:p>9.9957</text:p>
          </table:table-cell>
          <table:table-cell office:value-type="string">
            <text:p><text:a xlink:href="https://bittrex.com/Market/Index?MarketName=BTC-UBQ">0.00000159(Bittrex)</text:a> -0.6% </text:p>
          </table:table-cell>
          <table:table-cell table:style-name="ce5" office:value-type="string">
            <text:p>0.00 BTC</text:p>
          </table:table-cell>
          <table:table-cell office:value-type="string">
            <text:p>0.000016</text:p>
          </table:table-cell>
          <table:table-cell table:style-name="ce5" office:value-type="string">
            <text:p>-$0.28</text:p>
          </table:table-cell>
          <table:table-cell office:value-type="string">
            <text:p>54% | 54%</text:p>
          </table:table-cell>
          <table:table-cell table:formula="of:=VALUE(SUBSTITUTE(SUBSTITUTE([.H45];&quot;$&quot;;&quot;&quot;);&quot;.&quot;;&quot;,&quot;))" office:value-type="float" office:value="-0.28">
            <text:p>-0,28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2,636,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table:style-name="ce4" office:value-type="string">
            <text:p/>
          </table:table-cell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>
            <text:p><text:a xlink:href="https://whattomine.com/coins/306-etho-ethash?cost=0.2&amp;cost_currency=USD&amp;hr=30.3&amp;p=140.0">Etho(ETHO)</text:a></text:p>
          </table:table-cell>
          <table:table-cell office:value-type="string">
            <text:p>BT: 12.9s</text:p>
          </table:table-cell>
          <table:table-cell table:style-name="ce5" office:value-type="string">
            <text:p>71,470M 5.54 Gh/s</text:p>
          </table:table-cell>
          <table:table-cell office:value-type="string">
            <text:p>10.9291</text:p>
          </table:table-cell>
          <table:table-cell/>
          <table:table-cell office:value-type="string">
            <text:p>$2,553,313</text:p>
          </table:table-cell>
          <table:table-cell office:value-type="string">
            <text:p>0.000014</text:p>
          </table:table-cell>
          <table:table-cell office:value-type="string">
            <text:p>$0.35</text:p>
          </table:table-cell>
          <table:table-cell office:value-type="string">
            <text:p>50% | 49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0.30</text:p>
          </table:table-cell>
          <table:table-cell office:value-type="string">
            <text:p>-0.9%</text:p>
          </table:table-cell>
          <table:table-cell office:value-type="string">
            <text:p>10.8326</text:p>
          </table:table-cell>
          <table:table-cell office:value-type="string">
            <text:p><text:a xlink:href="https://graviex.net/markets/ethobtc">0.00000130(Graviex)</text:a> -7.3% </text:p>
          </table:table-cell>
          <table:table-cell table:style-name="ce5" office:value-type="string">
            <text:p>0.00 BTC</text:p>
          </table:table-cell>
          <table:table-cell office:value-type="string">
            <text:p>0.000014</text:p>
          </table:table-cell>
          <table:table-cell table:style-name="ce5" office:value-type="string">
            <text:p>-$0.33</text:p>
          </table:table-cell>
          <table:table-cell office:value-type="string">
            <text:p>55% | 61%</text:p>
          </table:table-cell>
          <table:table-cell table:formula="of:=VALUE(SUBSTITUTE(SUBSTITUTE([.H49];&quot;$&quot;;&quot;&quot;);&quot;.&quot;;&quot;,&quot;))" office:value-type="float" office:value="-0.33">
            <text:p>-0,33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9,803,0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283-clo-ethash?cost=0.2&amp;cost_currency=USD&amp;hr=30.3&amp;p=140.0">Callisto(CLO)</text:a></text:p>
          </table:table-cell>
          <table:table-cell office:value-type="string">
            <text:p>BT: 12.81s</text:p>
          </table:table-cell>
          <table:table-cell table:style-name="ce5" office:value-type="string">
            <text:p>868,077M 67.75 Gh/s</text:p>
          </table:table-cell>
          <table:table-cell office:value-type="string">
            <text:p>117.3997</text:p>
          </table:table-cell>
          <table:table-cell/>
          <table:table-cell office:value-type="string">
            <text:p>$8,731,553</text:p>
          </table:table-cell>
          <table:table-cell office:value-type="string">
            <text:p>0.000013</text:p>
          </table:table-cell>
          <table:table-cell office:value-type="string">
            <text:p>$0.34</text:p>
          </table:table-cell>
          <table:table-cell office:value-type="string">
            <text:p>47% | 48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38.95</text:p>
          </table:table-cell>
          <table:table-cell office:value-type="string">
            <text:p>3.4%</text:p>
          </table:table-cell>
          <table:table-cell office:value-type="string">
            <text:p>121.3423</text:p>
          </table:table-cell>
          <table:table-cell office:value-type="string">
            <text:p><text:a xlink:href="https://trading.bitfinex.com/t/CLO:USD">0.00000011(Bitfinex)</text:a> -1.2% </text:p>
          </table:table-cell>
          <table:table-cell table:style-name="ce5" office:value-type="string">
            <text:p>0.48 BTC</text:p>
          </table:table-cell>
          <table:table-cell office:value-type="string">
            <text:p>0.000014</text:p>
          </table:table-cell>
          <table:table-cell table:style-name="ce5" office:value-type="string">
            <text:p>-$0.33</text:p>
          </table:table-cell>
          <table:table-cell office:value-type="string">
            <text:p>50% | 56%</text:p>
          </table:table-cell>
          <table:table-cell table:formula="of:=VALUE(SUBSTITUTE(SUBSTITUTE([.H52];&quot;$&quot;;&quot;&quot;);&quot;.&quot;;&quot;,&quot;))" office:value-type="float" office:value="-0.33">
            <text:p>-0,33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0,488,2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37-cfx-octopus?cost=0.2&amp;cost_currency=USD&amp;hr=8.0&amp;p=130.0">Conflux(CFX)</text:a></text:p>
          </table:table-cell>
          <table:table-cell office:value-type="string">
            <text:p>BT: 0.52s</text:p>
          </table:table-cell>
          <table:table-cell table:style-name="ce5" office:value-type="string">
            <text:p>357,602M 691.95 Gh/s</text:p>
          </table:table-cell>
          <table:table-cell office:value-type="string">
            <text:p>3.7673</text:p>
          </table:table-cell>
          <table:table-cell/>
          <table:table-cell office:value-type="string">
            <text:p>$133,608,445</text:p>
          </table:table-cell>
          <table:table-cell office:value-type="string">
            <text:p>0.000010</text:p>
          </table:table-cell>
          <table:table-cell office:value-type="string">
            <text:p>$0.24</text:p>
          </table:table-cell>
          <table:table-cell table:style-name="ce5" office:value-type="string">
            <text:p>34% | 34%</text:p>
          </table:table-cell>
          <table:table-cell table:number-columns-repeated="5"/>
        </table:table-row>
        <table:table-row table:style-name="ro1">
          <table:table-cell office:value-type="string">
            <text:p>Octopus</text:p>
          </table:table-cell>
          <table:table-cell office:value-type="string">
            <text:p>BR: 1.95</text:p>
          </table:table-cell>
          <table:table-cell office:value-type="string">
            <text:p>-2.3%</text:p>
          </table:table-cell>
          <table:table-cell office:value-type="string">
            <text:p>3.7478</text:p>
          </table:table-cell>
          <table:table-cell office:value-type="string">
            <text:p><text:a xlink:href="https://www.gate.io/trade/cfx_usdt">0.00000260(Gate.io)</text:a> 1.9% </text:p>
          </table:table-cell>
          <table:table-cell table:style-name="ce5" office:value-type="string">
            <text:p>14.92 BTC</text:p>
          </table:table-cell>
          <table:table-cell office:value-type="string">
            <text:p>0.000010</text:p>
          </table:table-cell>
          <table:table-cell table:style-name="ce5" office:value-type="string">
            <text:p>-$0.38</text:p>
          </table:table-cell>
          <table:table-cell office:value-type="string">
            <text:p>33% | 33%</text:p>
          </table:table-cell>
          <table:table-cell table:formula="of:=VALUE(SUBSTITUTE(SUBSTITUTE([.H55];&quot;$&quot;;&quot;&quot;);&quot;.&quot;;&quot;,&quot;))" office:value-type="float" office:value="-0.38">
            <text:p>-0,38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51,329,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Nicehash-Octopus</text:p>
          </table:table-cell>
          <table:table-cell office:value-type="string">
            <text:p>BT: -</text:p>
          </table:table-cell>
          <table:table-cell table:style-name="ce5" office:value-type="string">
            <text:p>- 312.61 Gh/s</text:p>
          </table:table-cell>
          <table:table-cell office:value-type="string">
            <text:p>0.000009</text:p>
          </table:table-cell>
          <table:table-cell/>
          <table:table-cell office:value-type="float" office:value="-0">
            <text:p>-0</text:p>
          </table:table-cell>
          <table:table-cell office:value-type="string">
            <text:p>0.000009</text:p>
          </table:table-cell>
          <table:table-cell office:value-type="string">
            <text:p>$0.21</text:p>
          </table:table-cell>
          <table:table-cell table:style-name="ce5" office:value-type="string">
            <text:p>31% | 30%</text:p>
          </table:table-cell>
          <table:table-cell table:number-columns-repeated="5"/>
        </table:table-row>
        <table:table-row table:style-name="ro1">
          <table:table-cell office:value-type="string">
            <text:p>Octopus</text:p>
          </table:table-cell>
          <table:table-cell office:value-type="string">
            <text:p>BR: -</text:p>
          </table:table-cell>
          <table:table-cell office:value-type="string">
            <text:p>-14.0%</text:p>
          </table:table-cell>
          <table:table-cell office:value-type="string">
            <text:p>0.000009</text:p>
          </table:table-cell>
          <table:table-cell office:value-type="string">
            <text:p><text:a xlink:href="https://www.nicehash.com/my/marketplace/OCTOPUS?refby=766b99fa-83da-40fc-9531-0a73b60d41a5">0.00115968(Nicehash)</text:a> 3.6% </text:p>
          </table:table-cell>
          <table:table-cell table:style-name="ce5" office:value-type="string">
            <text:p>0.41 BTC</text:p>
          </table:table-cell>
          <table:table-cell office:value-type="string">
            <text:p>0.000009</text:p>
          </table:table-cell>
          <table:table-cell table:style-name="ce5" office:value-type="string">
            <text:p>-$0.41</text:p>
          </table:table-cell>
          <table:table-cell office:value-type="string">
            <text:p>29% | 30%</text:p>
          </table:table-cell>
          <table:table-cell table:formula="of:=VALUE(SUBSTITUTE(SUBSTITUTE([.H58];&quot;$&quot;;&quot;&quot;);&quot;.&quot;;&quot;,&quot;))" office:value-type="float" office:value="-0.41">
            <text:p>-0,41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-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209-etp-ethash?cost=0.2&amp;cost_currency=USD&amp;hr=30.3&amp;p=140.0">Metaverse(ETP)</text:a></text:p>
          </table:table-cell>
          <table:table-cell office:value-type="string">
            <text:p>BT: 26s</text:p>
          </table:table-cell>
          <table:table-cell table:style-name="ce5" office:value-type="string">
            <text:p>651,464M 25.06 Gh/s</text:p>
          </table:table-cell>
          <table:table-cell office:value-type="string">
            <text:p>5.1510</text:p>
          </table:table-cell>
          <table:table-cell/>
          <table:table-cell office:value-type="string">
            <text:p>$3,245,755</text:p>
          </table:table-cell>
          <table:table-cell office:value-type="string">
            <text:p>0.000008</text:p>
          </table:table-cell>
          <table:table-cell office:value-type="string">
            <text:p>$0.21</text:p>
          </table:table-cell>
          <table:table-cell office:value-type="string">
            <text:p>30% | 30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1.28</text:p>
          </table:table-cell>
          <table:table-cell office:value-type="string">
            <text:p>2.3%</text:p>
          </table:table-cell>
          <table:table-cell office:value-type="string">
            <text:p>5.2042</text:p>
          </table:table-cell>
          <table:table-cell office:value-type="string">
            <text:p><text:a xlink:href="https://www.bitfinex.com/trading/ETPBTC">0.00000164(Bitfinex)</text:a> 1.4% </text:p>
          </table:table-cell>
          <table:table-cell table:style-name="ce5" office:value-type="string">
            <text:p>0.02 BTC</text:p>
          </table:table-cell>
          <table:table-cell office:value-type="string">
            <text:p>0.000009</text:p>
          </table:table-cell>
          <table:table-cell table:style-name="ce5" office:value-type="string">
            <text:p>-$0.46</text:p>
          </table:table-cell>
          <table:table-cell office:value-type="string">
            <text:p>29% | 31%</text:p>
          </table:table-cell>
          <table:table-cell table:formula="of:=VALUE(SUBSTITUTE(SUBSTITUTE([.H61];&quot;$&quot;;&quot;&quot;);&quot;.&quot;;&quot;,&quot;))" office:value-type="float" office:value="-0.46">
            <text:p>-0,46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6,979,6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154-exp-ethash?cost=0.2&amp;cost_currency=USD&amp;hr=30.3&amp;p=140.0">Expanse(EXP)</text:a></text:p>
          </table:table-cell>
          <table:table-cell office:value-type="string">
            <text:p>BT: 21s</text:p>
          </table:table-cell>
          <table:table-cell table:style-name="ce5" office:value-type="string">
            <text:p>626,924M 29.85 Gh/s</text:p>
          </table:table-cell>
          <table:table-cell office:value-type="string">
            <text:p>16.6863</text:p>
          </table:table-cell>
          <table:table-cell/>
          <table:table-cell office:value-type="string">
            <text:p>$194,008</text:p>
          </table:table-cell>
          <table:table-cell office:value-type="string">
            <text:p>0.000007</text:p>
          </table:table-cell>
          <table:table-cell office:value-type="string">
            <text:p>$0.16</text:p>
          </table:table-cell>
          <table:table-cell office:value-type="string">
            <text:p>25% | 22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4.00</text:p>
          </table:table-cell>
          <table:table-cell office:value-type="string">
            <text:p>-8.7%</text:p>
          </table:table-cell>
          <table:table-cell office:value-type="string">
            <text:p>15.2388</text:p>
          </table:table-cell>
          <table:table-cell office:value-type="string">
            <text:p><text:a xlink:href="https://dovewallet.com/trade/spot/exp-btc">0.00000042(DoveWallet)</text:a> 12.0% </text:p>
          </table:table-cell>
          <table:table-cell table:style-name="ce5" office:value-type="string">
            <text:p>0.13 BTC</text:p>
          </table:table-cell>
          <table:table-cell office:value-type="string">
            <text:p>0.000006</text:p>
          </table:table-cell>
          <table:table-cell table:style-name="ce5" office:value-type="string">
            <text:p>-$0.51</text:p>
          </table:table-cell>
          <table:table-cell office:value-type="string">
            <text:p>26% | 29%</text:p>
          </table:table-cell>
          <table:table-cell table:formula="of:=VALUE(SUBSTITUTE(SUBSTITUTE([.H64];&quot;$&quot;;&quot;&quot;);&quot;.&quot;;&quot;,&quot;))" office:value-type="float" office:value="-0.51">
            <text:p>-0,51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6,621,5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07-egem-ethash?cost=0.2&amp;cost_currency=USD&amp;hr=30.3&amp;p=140.0">EtherGem(EGEM)</text:a></text:p>
          </table:table-cell>
          <table:table-cell office:value-type="string">
            <text:p>BT: 12.28s</text:p>
          </table:table-cell>
          <table:table-cell table:style-name="ce5" office:value-type="string">
            <text:p>54,601M 4.45 Gh/s</text:p>
          </table:table-cell>
          <table:table-cell office:value-type="string">
            <text:p>22.8583</text:p>
          </table:table-cell>
          <table:table-cell/>
          <table:table-cell office:value-type="string">
            <text:p>$113,902</text:p>
          </table:table-cell>
          <table:table-cell office:value-type="string">
            <text:p>0.000005</text:p>
          </table:table-cell>
          <table:table-cell office:value-type="string">
            <text:p>$0.15</text:p>
          </table:table-cell>
          <table:table-cell office:value-type="string">
            <text:p>19% | 21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0.48</text:p>
          </table:table-cell>
          <table:table-cell office:value-type="string">
            <text:p>11.5%</text:p>
          </table:table-cell>
          <table:table-cell office:value-type="string">
            <text:p>25.4756</text:p>
          </table:table-cell>
          <table:table-cell office:value-type="string">
            <text:p><text:a xlink:href="https://graviex.net/markets/egembtc">0.00000024(Graviex)</text:a> -2.2% </text:p>
          </table:table-cell>
          <table:table-cell table:style-name="ce5" office:value-type="string">
            <text:p>0.01 BTC</text:p>
          </table:table-cell>
          <table:table-cell office:value-type="string">
            <text:p>0.000006</text:p>
          </table:table-cell>
          <table:table-cell table:style-name="ce5" office:value-type="string">
            <text:p>-$0.52</text:p>
          </table:table-cell>
          <table:table-cell table:style-name="ce5" office:value-type="string">
            <text:p>23% | 22%</text:p>
          </table:table-cell>
          <table:table-cell table:formula="of:=VALUE(SUBSTITUTE(SUBSTITUTE([.H67];&quot;$&quot;;&quot;&quot;);&quot;.&quot;;&quot;,&quot;))" office:value-type="float" office:value="-0.52">
            <text:p>-0,52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11,078,5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<text:a xlink:href="https://whattomine.com/coins/320-esn-ethash?cost=0.2&amp;cost_currency=USD&amp;hr=30.3&amp;p=140.0">EtherSocial(ESN)</text:a></text:p>
          </table:table-cell>
          <table:table-cell office:value-type="string">
            <text:p>BT: 36m 12s</text:p>
          </table:table-cell>
          <table:table-cell table:style-name="ce5" office:value-type="string">
            <text:p>51,869M 23.88 Mh/s</text:p>
          </table:table-cell>
          <table:table-cell office:value-type="string">
            <text:p>111.2294</text:p>
          </table:table-cell>
          <table:table-cell/>
          <table:table-cell office:value-type="string">
            <text:p>$0</text:p>
          </table:table-cell>
          <table:table-cell office:value-type="string">
            <text:p>0.000001</text:p>
          </table:table-cell>
          <table:table-cell office:value-type="string">
            <text:p>$0.03</text:p>
          </table:table-cell>
          <table:table-cell table:style-name="ce5" office:value-type="string">
            <text:p>5% | 4%</text:p>
          </table:table-cell>
          <table:table-cell table:number-columns-repeated="5"/>
        </table:table-row>
        <table:table-row table:style-name="ro1">
          <table:table-cell office:value-type="string">
            <text:p>Ethash</text:p>
          </table:table-cell>
          <table:table-cell office:value-type="string">
            <text:p>BR: 5.00</text:p>
          </table:table-cell>
          <table:table-cell office:value-type="string">
            <text:p>-9.3%</text:p>
          </table:table-cell>
          <table:table-cell office:value-type="string">
            <text:p>106.4458</text:p>
          </table:table-cell>
          <table:table-cell office:value-type="string">
            <text:p><text:a xlink:href="https://dovewallet.com/trade/spot/esn-btc">0.00000001(DoveWallet)</text:a> 0.0% </text:p>
          </table:table-cell>
          <table:table-cell table:style-name="ce5" office:value-type="string">
            <text:p>0.00 BTC</text:p>
          </table:table-cell>
          <table:table-cell office:value-type="string">
            <text:p>0.000001</text:p>
          </table:table-cell>
          <table:table-cell table:style-name="ce5" office:value-type="string">
            <text:p>-$0.64</text:p>
          </table:table-cell>
          <table:table-cell office:value-type="string">
            <text:p>4% | 4%</text:p>
          </table:table-cell>
          <table:table-cell table:formula="of:=VALUE(SUBSTITUTE(SUBSTITUTE([.H70];&quot;$&quot;;&quot;&quot;);&quot;.&quot;;&quot;,&quot;))" office:value-type="float" office:value="-0.64">
            <text:p>-0,64</text:p>
          </table:table-cell>
          <table:table-cell table:number-columns-repeated="4"/>
        </table:table-row>
        <table:table-row table:style-name="ro1">
          <table:table-cell office:value-type="string">
            <text:p/>
          </table:table-cell>
          <table:table-cell office:value-type="string">
            <text:p>LB: 6,360,1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1">11/08/2022</text:date>, <text:time>15:3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14:43:21.22</meta:creation-date>
    <dc:date>2022-08-11T15:34:25.53</dc:date>
    <meta:editing-duration>PT16M54S</meta:editing-duration>
    <meta:editing-cycles>4</meta:editing-cycles>
    <meta:generator>OpenOffice/4.1.12$Win32 OpenOffice.org_project/4112m1$Build-9809</meta:generator>
    <meta:document-statistic meta:table-count="2" meta:cell-count="627" meta:object-count="0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Sub SaveSheetToCsv()
	Document = ThisComponent  'assigns the current document to the variable document
	Sheets = Document.Sheets  'get the container of all Sheets
	Sheet = Sheets(0)   'get the first sheet
	Document.CurrentController.setActiveSheet(Sheet)
	Dim Propval(1) as New com.sun.star.beans.PropertyValue
	Propval(0).Name = "FilterName"
	Propval(0).Value = "Text - txt - csv (StarCalc)"
	Propval(1).Name = "FilterOptions"
	Propval(1).Value ="59,34,0,1,1"   'ASCII  59 = ;  34 = "
	FileName = "C:\Users\Toto-\Desktop\1070.csv" 'you can modify this directory
	FileURL = convertToURL(FileName)
	Document.StoreToURL(FileURL, Propval())
	wait 898000 'you can modify the timer too
	repete()
End Sub

Sub repete()
	SaveSheetToCsv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